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cc" draw:textarea-horizontal-align="justify" draw:textarea-vertical-align="middle" draw:auto-grow-height="false" fo:min-height="16.65cm" fo:min-width="34cm"/>
    </style:style>
    <style:style style:name="gr2" style:family="graphic" style:parent-style-name="standard">
      <style:graphic-properties svg:stroke-color="#ffffff" draw:fill-color="#ff3333" draw:textarea-horizontal-align="justify" draw:textarea-vertical-align="middle" draw:auto-grow-height="false" fo:min-height="1.15cm" fo:min-width="6.9cm"/>
    </style:style>
    <style:style style:name="gr3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1.25cm" fo:min-width="1.6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25cm" fo:min-width="2.2cm"/>
    </style:style>
    <style:style style:name="gr7" style:family="graphic" style:parent-style-name="objectwithoutfill">
      <style:graphic-properties draw:stroke="solid" svg:stroke-opacity="100%" draw:fill="none" draw:textarea-vertical-align="middle"/>
    </style:style>
    <style:style style:name="P1" style:family="paragraph">
      <loext:graphic-properties draw:fill-color="#0000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13.9cm" svg:y="5.9cm">
          <text:p text:style-name="P2">Inici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8.5cm">
          <text:p text:style-name="P2">Pont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11.3cm">
          <text:p text:style-name="P2">Versão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4cm" svg:height="1.4cm" svg:x="12.1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369cm" svg:height="0.962cm" svg:x="9.9cm" svg:y="7.7cm">
          <draw:text-box>
            <text:p>Nome:</text:p>
          </draw:text-box>
        </draw:frame>
        <draw:custom-shape draw:style-name="gr5" draw:text-style-name="P3" draw:layer="layout" svg:width="2.1cm" svg:height="1.5cm" svg:x="20.2cm" svg:y="7.306cm">
          <text:p text:style-name="P2">Entrar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7cm" svg:height="1.5cm" svg:x="20.3cm" svg:y="0.9cm">
          <text:p text:style-name="P2">Reposta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0cm" svg:y1="8cm" svg:x2="34.5cm" svg:y2="8cm">
          <text:p/>
        </draw:line>
        <draw:custom-shape draw:style-name="gr3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7cm" svg:height="1.5cm" svg:x="20.3cm" svg:y="13.9cm">
          <text:p text:style-name="P2">Repost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8-14T17:14:42.880367922</dc:date>
    <meta:editing-duration>PT8H2M33S</meta:editing-duration>
    <meta:editing-cycles>60</meta:editing-cycles>
    <meta:generator>LibreOffice/5.1.6.2$Linux_x86 LibreOffice_project/10m0$Build-2</meta:generator>
    <meta:document-statistic meta:object-count="14"/>
  </office:meta>
</office:document-meta>
</file>